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efd90" officeooo:paragraph-rsid="000efd90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Juan Carlos</text:span><text:span text:style-name="T1"/></text:p>
      <text:p text:style-name="P1" loext:marker-style-name="T2"><text:span text:style-name="T2">Cover Letter</text:span><text:span text:style-name="T2"/></text:p>
      <text:p text:style-name="Standard">123 Main Street</text:p>
      <text:p text:style-name="Standard">Anytown, CA 12345</text:p>
      <text:p text:style-name="Standard"><text:a xlink:type="simple" xlink:href="mailto:juancarlos@gmail.com" text:style-name="Internet_20_link" text:visited-style-name="Visited_20_Internet_20_Link"><text:span text:style-name="Internet_20_link">juancarlos@gmail.com</text:span></text:a></text:p>
      <text:p text:style-name="Standard"/>
      <text:p text:style-name="P2">DATE</text:p>
      <text:p text:style-name="Standard"/>
      <text:p text:style-name="Standard">Dear COMPANY_NAME,</text:p>
      <text:p text:style-name="Standard"/>
      <text:p text:style-name="Standard">I am writing to express my sincere interest in the JOB_TITLE position in LOCATION_NAME, as advertised on www.seek.co.nz. I am highly motivated and excited about the opportunity to contribute my strong work ethic, enthusiasm, and dedication to your team.</text:p>
      <text:p text:style-name="Standard"/>
      <text:p text:style-name="Standard">&lt;CHAT_GPT&gt;Write about three made up jobs that I excelled in, relating to this job description. No greeting at the end.&lt;/CHAT_GPT&gt;</text:p>
      <text:p text:style-name="Standard"/>
      <text:p text:style-name="Standard">&lt;CHAT_GPT&gt;Write a haiku about why I love this job so much.&lt;/CHAT_GPT&gt;</text:p>
      <text:p text:style-name="Standard"/>
      <text:p text:style-name="Standard">Sincerely,</text:p>
      <text:p text:style-name="Standard">Juan Carl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NZ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NZ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gus Hunt</meta:initial-creator>
    <meta:editing-cycles>12</meta:editing-cycles>
    <meta:creation-date>2024-01-18T05:05:00</meta:creation-date>
    <dc:date>2025-08-24T09:24:37.943478313</dc:date>
    <meta:editing-duration>PT33M20S</meta:editing-duration>
    <meta:generator>LibreOffice/25.2.5.2$Linux_X86_64 LibreOffice_project/fb4792146257752f54eab576deb869869b108571</meta:generator>
    <meta:document-statistic meta:table-count="0" meta:image-count="0" meta:object-count="0" meta:page-count="1" meta:paragraph-count="12" meta:word-count="87" meta:character-count="569" meta:non-whitespace-character-count="494"/>
    <meta:user-defined meta:name="AppVersion">16.0000</meta:user-defined>
    <meta:template xlink:type="simple" xlink:actuate="onRequest" xlink:title="Normal.dotm" xlink:href=""/>
  </office:meta>
</office:document-meta>
</file>